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as</text:p>
          </table:table-cell>
          <table:table-cell office:value-type="string" calcext:value-type="string">
            <text:p>rea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[.D5]" office:value-type="float" office:value="0.991551279042478" calcext:value-type="float">
            <text:p>0.991551279042478</text:p>
          </table:table-cell>
        </table:table-row>
        <table:table-row table:style-name="ro1">
          <table:table-cell table:number-columns-repeated="2"/>
          <table:table-cell office:value-type="float" office:value="21.375" calcext:value-type="float">
            <text:p>21.375</text:p>
          </table:table-cell>
          <table:table-cell office:value-type="float" office:value="21.305" calcext:value-type="float">
            <text:p>21.3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-[.C3]" office:value-type="float" office:value="21.125" calcext:value-type="float">
            <text:p>21.125</text:p>
          </table:table-cell>
          <table:table-cell table:formula="of:=[.D4]-[.D3]" office:value-type="float" office:value="21.305" calcext:value-type="float">
            <text:p>21.3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1:32:24.215000000</meta:creation-date>
    <dc:date>2025-03-01T11:35:53.309000000</dc:date>
    <meta:editing-duration>PT3M30S</meta:editing-duration>
    <meta:editing-cycles>1</meta:editing-cycles>
    <meta:document-statistic meta:table-count="1" meta:cell-count="9" meta:object-count="0"/>
    <meta:generator>LibreOffice/7.5.9.2$Windows_X86_64 LibreOffice_project/cdeefe45c17511d326101eed8008ac4092f278a9</meta:generator>
  </office:meta>
</office:document-meta>
</file>